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620000038D9BE75CBC541768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10.5pt" style:font-size-complex="10.5pt"/>
    </style:style>
    <style:style style:name="T1" style:family="text">
      <style:text-properties fo:font-size="8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5.391cm" svg:x="1cm" svg:y="7.359cm">
          <draw:image xlink:href="Pictures/10000201000004620000038D9BE75CBC54176852.png" xlink:type="simple" xlink:show="embed" xlink:actuate="onLoad" draw:mime-type="image/png">
            <text:p/>
          </draw:image>
        </draw:frame>
        <draw:frame draw:style-name="gr2" draw:text-style-name="P2" draw:layer="layout" svg:width="4.25cm" svg:height="3.806cm" svg:x="1.5cm" svg:y="22.194cm">
          <draw:text-box>
            <text:p><text:span text:style-name="T1">youn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2-02T16:00:02.146000000</dc:date>
    <meta:editing-duration>PT6M39S</meta:editing-duration>
    <meta:editing-cycles>3</meta:editing-cycles>
    <meta:generator>LibreOffice/7.1.4.2$Windows_X86_64 LibreOffice_project/a529a4fab45b75fefc5b6226684193eb000654f6</meta:generator>
    <meta:document-statistic meta:object-count="2"/>
  </office:meta>
</office:document-meta>
</file>